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Task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29" calcext:value-type="date">
            <text:p>29/11/23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29" calcext:value-type="date">
            <text:p>29/11/23</text:p>
          </table:table-cell>
        </table:table-row>
        <table:table-row table:style-name="ro2">
          <table:table-cell office:value-type="string" calcext:value-type="string">
            <text:p>ArrayList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29" calcext:value-type="date">
            <text:p>29/11/23</text:p>
          </table:table-cell>
        </table:table-row>
        <table:table-row table:style-name="ro2">
          <table:table-cell office:value-type="string" calcext:value-type="string">
            <text:p>LinkedList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29" calcext:value-type="date">
            <text:p>29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5:11:44.5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9T18:02:18.743000000</dc:date>
    <meta:editing-duration>P1DT3H55M31S</meta:editing-duration>
    <meta:editing-cycles>31</meta:editing-cycles>
    <meta:generator>LibreOffice/7.2.2.2$Windows_X86_64 LibreOffice_project/02b2acce88a210515b4a5bb2e46cbfb63fe97d56</meta:generator>
    <meta:document-statistic meta:table-count="1" meta:cell-count="15" meta:object-count="0"/>
  </office:meta>
</office:document-meta>
</file>